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9H04M32.225051S" calcext:value-type="time">
            <text:p>759:0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8H02M10.803S" calcext:value-type="time">
            <text:p>08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44:43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6T16:44:05.441000000</dc:date>
    <dc:creator>Benjamin Laws</dc:creator>
    <meta:editing-duration>P32DT15H8M52S</meta:editing-duration>
    <meta:editing-cycles>866</meta:editing-cycles>
    <meta:generator>LibreOffice/7.2.6.2$Windows_X86_64 LibreOffice_project/b0ec3a565991f7569a5a7f5d24fed7f52653d754</meta:generator>
    <meta:document-statistic meta:table-count="2" meta:cell-count="1124" meta:object-count="0"/>
  </office:meta>
</office:document-meta>
</file>